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4a2" officeooo:paragraph-rsid="000e34a2"/>
    </style:style>
    <style:style style:name="P2" style:family="paragraph" style:parent-style-name="Standard">
      <style:text-properties officeooo:rsid="001256bf" officeooo:paragraph-rsid="001256bf"/>
    </style:style>
    <style:style style:name="P3" style:family="paragraph" style:parent-style-name="Standard">
      <style:text-properties officeooo:rsid="00129936" officeooo:paragraph-rsid="00129936"/>
    </style:style>
    <style:style style:name="P4" style:family="paragraph" style:parent-style-name="Standard">
      <style:text-properties officeooo:rsid="00152b07" officeooo:paragraph-rsid="000e34a2"/>
    </style:style>
    <style:style style:name="P5" style:family="paragraph" style:parent-style-name="Standard">
      <style:text-properties officeooo:rsid="0015faa2" officeooo:paragraph-rsid="0015faa2"/>
    </style:style>
    <style:style style:name="P6" style:family="paragraph" style:parent-style-name="Standard">
      <style:text-properties officeooo:rsid="00162a6d" officeooo:paragraph-rsid="00162a6d"/>
    </style:style>
    <style:style style:name="T1" style:family="text">
      <style:text-properties officeooo:rsid="00113bc1"/>
    </style:style>
    <style:style style:name="T2" style:family="text">
      <style:text-properties officeooo:rsid="0012e0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els should be designed with a 3 lives system where you keep playing the same level until all 3 lives are gone. <text:span text:style-name="T1">For 2 player, have it be 4 lives.</text:span></text:p>
      <text:p text:style-name="P1"/>
      <text:p text:style-name="P4">Drop shadow effects on blocks &amp; enemies? <text:a xlink:type="simple" xlink:href="https://www.youtube.com/watch?v=fVeLWGsdFn0&amp;list=PLElhtYsGq0haMcAYcCPM-AGglUmKUkO5B" text:style-name="Internet_20_link" text:visited-style-name="Visited_20_Internet_20_Link">https://www.youtube.com/watch?v=fVeLWGsdFn0&amp;list=PLElhtYsGq0haMcAYcCPM-AGglUmKUkO5B</text:a></text:p>
      <text:p text:style-name="P4"/>
      <text:p text:style-name="P5">Make sure illustrator black lines are Rich Black! Currently not!!</text:p>
      <text:p text:style-name="P5"/>
      <text:p text:style-name="P6">Drop Shadows not destroying after GameObject destroyed? Need their own call?</text:p>
      <text:p text:style-name="P1"/>
      <text:p text:style-name="P1"/>
      <text:p text:style-name="P1">The Tall Tower – Series of 3 / 4 vertical rooms? Unlock the top of each room to progress to the next with a mini-boss at the top?</text:p>
      <text:p text:style-name="P1"/>
      <text:p text:style-name="P3">Mining level with minecart tracks with cart that rolls through &amp; bounces the ball unecessarily. <text:span text:style-name="T2">Diamond shaped blocks to break?</text:span></text:p>
      <text:p text:style-name="P1"/>
      <text:p text:style-name="P2">Sunken Ship / Submarine level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2T12:47:24.258000000</meta:creation-date>
    <dc:date>2023-11-12T21:45:45.481000000</dc:date>
    <meta:editing-duration>PT8H58M17S</meta:editing-duration>
    <meta:editing-cycles>9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7" meta:word-count="111" meta:character-count="698" meta:non-whitespace-character-count="593"/>
  </office:meta>
</office:document-meta>
</file>